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E800003A110000213A88F6FF7D.wmf" manifest:media-type=""/>
  <manifest:file-entry manifest:full-path="Pictures/200000ED00003A110000213ADC4CEADD.wmf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1.46cm" fo:margin-left="-0.199cm" table:align="left" style:writing-mode="lr-tb"/>
    </style:style>
    <style:style style:name="Tableau1.A" style:family="table-column">
      <style:table-column-properties style:column-width="3.692cm"/>
    </style:style>
    <style:style style:name="Tableau1.B" style:family="table-column">
      <style:table-column-properties style:column-width="3.5cm"/>
    </style:style>
    <style:style style:name="Tableau1.C" style:family="table-column">
      <style:table-column-properties style:column-width="4.269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85ee8" style:font-size-asian="10pt" style:font-size-complex="10pt"/>
    </style:style>
    <style:style style:name="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officeooo:paragraph-rsid="00085ee8" style:font-style-asian="italic"/>
    </style:style>
    <style:style style:name="P4" style:family="paragraph" style:parent-style-name="Standard">
      <style:text-properties fo:font-style="italic" style:text-underline-style="solid" style:text-underline-width="auto" style:text-underline-color="font-color" officeooo:paragraph-rsid="00085ee8" style:font-style-asian="italic"/>
    </style:style>
    <style:style style:name="P5" style:family="paragraph" style:parent-style-name="Standard">
      <style:paragraph-properties>
        <style:tab-stops>
          <style:tab-stop style:position="5.477cm"/>
        </style:tab-stops>
      </style:paragraph-properties>
      <style:text-properties officeooo:paragraph-rsid="00085ee8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officeooo:paragraph-rsid="00085ee8" style:font-size-asian="14pt" style:font-weight-asian="bold" style:font-size-complex="14pt"/>
    </style:style>
    <style:style style:name="P7" style:family="paragraph" style:parent-style-name="Standard">
      <style:paragraph-properties fo:text-align="center" style:justify-single-word="false"/>
      <style:text-properties officeooo:paragraph-rsid="00085ee8"/>
    </style:style>
    <style:style style:name="P8" style:family="paragraph" style:parent-style-name="Standard">
      <style:text-properties officeooo:paragraph-rsid="00085ee8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6pt" fo:font-weight="bold" officeooo:paragraph-rsid="00085ee8" style:font-size-asian="26pt" style:font-weight-asian="bold" style:font-size-complex="26pt"/>
    </style:style>
    <style:style style:name="T1" style:family="text">
      <style:text-properties officeooo:rsid="00098ec2"/>
    </style:style>
    <style:style style:name="T2" style:family="text">
      <style:text-properties officeooo:rsid="000a3f9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EX <text:span text:style-name="T1">8</text:span> : Indicateurs de performance d’un magasin</text:p>
      <text:p text:style-name="P5"><text:tab/></text:p>
      <text:p text:style-name="P8">Les pièces de rechange pour une marque de véhicules automobiles sont stockées dans deux entrepôts différents en Europe : l’entrepôt A et l’entrepôt B.</text:p>
      <text:p text:style-name="P8"/>
      <text:p text:style-name="P6">A. ORGANISATION DES RECEPTIONS CHEZ A</text:p>
      <text:p text:style-name="P8"/>
      <text:p text:style-name="P8">Les réceptions sont réparties de manière suivante chez A :</text:p>
      <text:p text:style-name="P7"><draw:frame draw:style-name="fr1" draw:name="Image1" text:anchor-type="as-char" svg:width="11.34cm" svg:height="6.558cm" draw:z-index="0"><draw:image xlink:href="Pictures/200000ED00003A110000213ADC4CEADD.wmf" xlink:type="simple" xlink:show="embed" xlink:actuate="onLoad"/></draw:frame></text:p>
      <text:p text:style-name="P8">Le temps estimé acceptable pour une réception est de 4 minutes.</text:p>
      <text:p text:style-name="P8"/>
      <text:p text:style-name="P4">1. Calculez le nombre de personnes nécessaires à la réception</text:p>
      <text:p text:style-name="P8"/>
      <text:p text:style-name="P8"/>
      <text:p text:style-name="P4">2. En réalité, une personne à temps plein et une personne à mi-temps travaillent dans le service réception (7h et 3,5h / jour). Calculez la productivité du service réception.</text:p>
      <text:p text:style-name="P8"/>
      <text:p text:style-name="P8"/>
      <text:p text:style-name="P8"/>
      <text:p text:style-name="P6">B. ORGANISATION DES RECEPTIONS CHEZ B</text:p>
      <text:p text:style-name="P8"/>
      <text:p text:style-name="P8">Les réceptions sont réparties de manière suivante chez B :</text:p>
      <text:p text:style-name="P7"><text:soft-page-break/><draw:frame draw:style-name="fr1" draw:name="Image2" text:anchor-type="as-char" svg:width="11.509cm" svg:height="6.641cm" draw:z-index="1"><draw:image xlink:href="Pictures/200000E800003A110000213A88F6FF7D.wmf" xlink:type="simple" xlink:show="embed" xlink:actuate="onLoad"/></draw:frame></text:p>
      <text:p text:style-name="P8">Le temps estimé acceptable pour une réception est de 4 minutes.</text:p>
      <text:p text:style-name="P8"/>
      <text:p text:style-name="P4">3. Calculez le nombre de personnes nécessaires à la réception</text:p>
      <text:p text:style-name="P8"/>
      <text:p text:style-name="P8"/>
      <text:p text:style-name="P8"/>
      <text:p text:style-name="P4">4. En réalité, une personne à temps <text:span text:style-name="T2">plein </text:span>travaille dans le service réception. Calculez la productivité du service réception.</text:p>
      <text:p text:style-name="P4"/>
      <text:p text:style-name="P4"/>
      <text:p text:style-name="P4"/>
      <text:p text:style-name="P4">5. Comparez la productivité du service réception entre A et B.</text:p>
      <text:p text:style-name="P6"/>
      <text:p text:style-name="P6"/>
      <text:p text:style-name="P6">C. TAUX DE SERVICE</text:p>
      <text:p text:style-name="P8"/>
      <text:p text:style-name="P8">L’entrepôt A devait préparer 86 000 lignes de commande le 17/11.<text:line-break/>Parmi celles-ci, 80 000 ont été préparées à temps.</text:p>
      <text:p text:style-name="P8">L’entrepôt B devait préparer 50 000 lignes de commande le 17/11.<text:line-break/>Parmi celles-ci, 49 000 ont été préparées à temps.</text:p>
      <text:p text:style-name="P8"/>
      <text:p text:style-name="P4">6. Quel est le taux de service de A pour le 17 /11?</text:p>
      <text:p text:style-name="P8"/>
      <text:p text:style-name="P8"/>
      <text:p text:style-name="P8"/>
      <text:p text:style-name="P4">7. Quel est le taux de service de B pour le 17 /11?</text:p>
      <text:p text:style-name="P8"/>
      <text:p text:style-name="P8"/>
      <text:p text:style-name="P8"/>
      <text:p text:style-name="P4">8. Qui de l’entrepôt A ou B est le mieux placé en termes de taux de service ?</text:p>
      <text:p text:style-name="P8"/>
      <text:p text:style-name="P8"/>
      <text:p text:style-name="P8"/>
      <text:p text:style-name="P8"/>
      <text:p text:style-name="P6">D. TAUX D’OCCUPATION DE L’ENTREPÔT</text:p>
      <text:p text:style-name="P8"/>
      <text:p text:style-name="P8">A l’instant T, le magasin A dispose de 310 emplacements vides pour un total de 2000.</text:p>
      <text:p text:style-name="P8"><text:soft-page-break/>A l’instant T, le magasin B dispose, quant à lui, de 700 emplacements vides pour un total de 2400.</text:p>
      <text:p text:style-name="P8"/>
      <text:p text:style-name="P4">9. Quel est le taux d’occupation <text:s/>de A à l’instant T?</text:p>
      <text:p text:style-name="P8"/>
      <text:p text:style-name="P8"/>
      <text:p text:style-name="P8"/>
      <text:p text:style-name="P4">10. Quel est le taux d’occupation <text:s/>de B à l’instant T?</text:p>
      <text:p text:style-name="P8"/>
      <text:p text:style-name="P8"/>
      <text:p text:style-name="P8"/>
      <text:p text:style-name="P4">11. Qui de l’entrepôt A ou B est le mieux placé en terme de taux d’occupation ?</text:p>
      <text:p text:style-name="P8"/>
      <text:p text:style-name="P8"/>
      <text:p text:style-name="P6">E. AVANCEMENT DES INVENTAIRES TOURNANTS</text:p>
      <text:p text:style-name="P8"/>
      <text:p text:style-name="P8">Dans le magasin A, les inventaires tournants sont organisés sur 200 jours.</text:p>
      <text:p text:style-name="P8">Il y a 60 000 couples références / emplacements à inventorier.</text:p>
      <text:p text:style-name="P8">Dans le magasin B, il n’y a pas d’inventaire tournant. L’inventaire annuel obligatoire a lieu en fin d’année.</text:p>
      <text:p text:style-name="P8">Le coût annuel d’organisation des inventaires est de 100 k€ chez A et de 300 k€ chez B puisqu’il faut pour B des ressources supplémentaires en très peu de temps.</text:p>
      <text:p text:style-name="P8"/>
      <text:p text:style-name="P4">12. Combien de couples articles / emplacements sont à inventorier par jour de façon à ce que les inventaires tournants soient répartis régulièrement sur les 200 jours ?</text:p>
      <text:p text:style-name="P8"/>
      <text:p text:style-name="P8"/>
      <text:p text:style-name="P8"/>
      <text:p text:style-name="P4">13. Le 120ème jour, 30 000 articles ont été inventoriés.Le magasin A est-il à jour dans ses inventaires tournants ?</text:p>
      <text:p text:style-name="P8"/>
      <text:p text:style-name="P8"/>
      <text:p text:style-name="P8"/>
      <text:p text:style-name="P8"/>
      <text:p text:style-name="P6">F. TAUX DE ROTATION DES STOCKS</text:p>
      <text:p text:style-name="P8"/>
      <text:p text:style-name="P8">La référence 1111 est stockée à la fois dans le magasin A et dans le magasin B.</text:p>
      <text:p text:style-name="P8">Voici les données de stock et de consommation pour cette référence :</text:p>
      <text:p text:style-name="P8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8">1111</text:p>
          </table:table-cell>
          <table:table-cell table:style-name="Tableau1.A1" office:value-type="string">
            <text:p text:style-name="P8">Stock en pièces</text:p>
          </table:table-cell>
          <table:table-cell table:style-name="Tableau1.C1" office:value-type="string">
            <text:p text:style-name="P8">Consommation annuelle en pièces</text:p>
          </table:table-cell>
        </table:table-row>
        <table:table-row table:style-name="Tableau1.1">
          <table:table-cell table:style-name="Tableau1.A1" office:value-type="string">
            <text:p text:style-name="P8">Magasin A</text:p>
          </table:table-cell>
          <table:table-cell table:style-name="Tableau1.A1" office:value-type="string">
            <text:p text:style-name="P8">1000</text:p>
          </table:table-cell>
          <table:table-cell table:style-name="Tableau1.C1" office:value-type="string">
            <text:p text:style-name="P8">500</text:p>
          </table:table-cell>
        </table:table-row>
        <table:table-row table:style-name="Tableau1.1">
          <table:table-cell table:style-name="Tableau1.A1" office:value-type="string">
            <text:p text:style-name="P8">Magasin B</text:p>
          </table:table-cell>
          <table:table-cell table:style-name="Tableau1.A1" office:value-type="string">
            <text:p text:style-name="P8">15</text:p>
          </table:table-cell>
          <table:table-cell table:style-name="Tableau1.C1" office:value-type="string">
            <text:p text:style-name="P8">30</text:p>
          </table:table-cell>
        </table:table-row>
      </table:table>
      <text:p text:style-name="P8"/>
      <text:p text:style-name="P4">14. Quel est le taux de rotation de la référence 1111 dans chacun des magasins ?</text:p>
      <text:p text:style-name="P8"/>
      <text:p text:style-name="P8"/>
      <text:p text:style-name="P8"/>
      <text:p text:style-name="P4">15. Que signifient ces résultats ?</text:p>
      <text:p text:style-name="P8"/>
      <text:p text:style-name="P8"/>
      <text:p text:style-name="P8"/>
      <text:p text:style-name="P6"><text:soft-page-break/>G. EXPLOITATION DES INDICATEURS</text:p>
      <text:p text:style-name="P8">L’objectif de productivité à la réception est de 78 %, celui du taux de service est de 95%.</text:p>
      <text:p text:style-name="P8"/>
      <text:p text:style-name="P4">16. Quels sont les domaines dans lesquels A doit s’améliorer ?</text:p>
      <text:p text:style-name="P4"/>
      <text:p text:style-name="P4"/>
      <text:p text:style-name="P4"/>
      <text:p text:style-name="P3">17. Quels sont les domaines dans lesquels B doit s’améliorer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fo:font-style="italic" style:font-style-asian="italic"/>
    </style:style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6.703cm" style:type="center"/>
          <style:tab-stop style:position="17cm" style:type="right"/>
        </style:tab-stops>
      </style:paragraph-properties>
      <style:text-properties fo:font-size="10pt" officeooo:paragraph-rsid="00085ee8" style:font-size-asian="10pt" style:font-size-complex="10pt"/>
    </style:style>
    <style:style style:name="MP2" style:family="paragraph" style:parent-style-name="Header">
      <style:text-properties fo:font-size="10pt" officeooo:rsid="001adc7e" officeooo:paragraph-rsid="0001ebb9" style:font-size-asian="10pt" style:font-size-complex="10pt"/>
    </style:style>
    <style:style style:name="MT1" style:family="text">
      <style:text-properties officeooo:rsid="00098ec2"/>
    </style:style>
    <style:page-layout style:name="Mpm1">
      <style:page-layout-properties fo:page-width="21.001cm" fo:page-height="29.7cm" style:num-format="1" style:print-orientation="portrait" fo:margin-top="1.13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97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DUT QLIO – Gestion physique des stocks<text:tab/><text:tab/>Ex<text:span text:style-name="MT1">8</text:span> : Indicateurs de performance d’un magasin</text:p>
        <text:p text:style-name="MP2">Stéphane WAH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1T15:27:13.400000000</meta:creation-date>
    <dc:date>2014-12-01T16:42:30.604000000</dc:date>
    <meta:editing-duration>PT4M36S</meta:editing-duration>
    <meta:editing-cycles>11</meta:editing-cycles>
    <meta:generator>LibreOffice/4.3.2.2$Windows_x86 LibreOffice_project/edfb5295ba211bd31ad47d0bad0118690f76407d</meta:generator>
    <meta:document-statistic meta:table-count="1" meta:image-count="2" meta:object-count="0" meta:page-count="4" meta:paragraph-count="55" meta:word-count="588" meta:character-count="3267" meta:non-whitespace-character-count="2726"/>
  </office:meta>
</office:document-meta>
</file>